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0868" calcext:value-type="float">
            <text:p>92.3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3232" calcext:value-type="float">
            <text:p>92.1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9328" calcext:value-type="float">
            <text:p>92.1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6656" calcext:value-type="float">
            <text:p>92.1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7032" calcext:value-type="float">
            <text:p>92.0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1568" calcext:value-type="float">
            <text:p>91.0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505</text:p>
          </table:table-cell>
          <table:table-cell office:value-type="string" calcext:value-type="string">
            <text:p>Boothe Quad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